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6832" calcext:value-type="float">
            <text:p>66.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912" calcext:value-type="float">
            <text:p>65.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201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201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200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200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200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200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200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200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200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200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200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200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199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199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199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199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199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199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199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199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199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198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198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198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NHP-WY-007</text:p>
          </table:table-cell>
          <table:table-cell office:value-type="string" calcext:value-type="string">
            <text:p>196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